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3.998cm" svg:height="19.255cm" svg:x="4.612cm" svg:y="0.097cm">
            <draw:object draw:notify-on-update-of-ranges="Лист1.A1:Лист1.A100 Лист1.B1:Лист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.46412423513294" calcext:value-type="float">
            <text:p>2,46412423513294</text:p>
          </table:table-cell>
          <table:table-cell office:value-type="float" office:value="7.33416289853895" calcext:value-type="float">
            <text:p>7,33416289853895</text:p>
          </table:table-cell>
        </table:table-row>
        <table:table-row table:style-name="ro1">
          <table:table-cell office:value-type="float" office:value="-0.411455485771579" calcext:value-type="float">
            <text:p>-0,411455485771579</text:p>
          </table:table-cell>
          <table:table-cell office:value-type="float" office:value="8.67471402759837" calcext:value-type="float">
            <text:p>8,67471402759837</text:p>
          </table:table-cell>
        </table:table-row>
        <table:table-row table:style-name="ro1">
          <table:table-cell office:value-type="float" office:value="3.27836345822495" calcext:value-type="float">
            <text:p>3,27836345822495</text:p>
          </table:table-cell>
          <table:table-cell office:value-type="float" office:value="7.81661225891869" calcext:value-type="float">
            <text:p>7,81661225891869</text:p>
          </table:table-cell>
        </table:table-row>
        <table:table-row table:style-name="ro1">
          <table:table-cell office:value-type="float" office:value="-1.50605658279876" calcext:value-type="float">
            <text:p>-1,50605658279876</text:p>
          </table:table-cell>
          <table:table-cell office:value-type="float" office:value="8.31541178278249" calcext:value-type="float">
            <text:p>8,31541178278249</text:p>
          </table:table-cell>
        </table:table-row>
        <table:table-row table:style-name="ro1">
          <table:table-cell office:value-type="float" office:value="0.378470666354528" calcext:value-type="float">
            <text:p>0,378470666354528</text:p>
          </table:table-cell>
          <table:table-cell office:value-type="float" office:value="7.45695700807939" calcext:value-type="float">
            <text:p>7,45695700807939</text:p>
          </table:table-cell>
        </table:table-row>
        <table:table-row table:style-name="ro1">
          <table:table-cell office:value-type="float" office:value="2.0554830468846" calcext:value-type="float">
            <text:p>2,0554830468846</text:p>
          </table:table-cell>
          <table:table-cell office:value-type="float" office:value="7.20137885320055" calcext:value-type="float">
            <text:p>7,20137885320055</text:p>
          </table:table-cell>
        </table:table-row>
        <table:table-row table:style-name="ro1">
          <table:table-cell office:value-type="float" office:value="-0.32032733256521" calcext:value-type="float">
            <text:p>-0,32032733256521</text:p>
          </table:table-cell>
          <table:table-cell office:value-type="float" office:value="7.21617824181149" calcext:value-type="float">
            <text:p>7,21617824181149</text:p>
          </table:table-cell>
        </table:table-row>
        <table:table-row table:style-name="ro1">
          <table:table-cell office:value-type="float" office:value="1.93872948106276" calcext:value-type="float">
            <text:p>1,93872948106276</text:p>
          </table:table-cell>
          <table:table-cell office:value-type="float" office:value="6.73728392548016" calcext:value-type="float">
            <text:p>6,73728392548016</text:p>
          </table:table-cell>
        </table:table-row>
        <table:table-row table:style-name="ro1">
          <table:table-cell office:value-type="float" office:value="2.44801830073599" calcext:value-type="float">
            <text:p>2,44801830073599</text:p>
          </table:table-cell>
          <table:table-cell office:value-type="float" office:value="7.28361770310959" calcext:value-type="float">
            <text:p>7,28361770310959</text:p>
          </table:table-cell>
        </table:table-row>
        <table:table-row table:style-name="ro1">
          <table:table-cell office:value-type="float" office:value="1.59446450117707" calcext:value-type="float">
            <text:p>1,59446450117707</text:p>
          </table:table-cell>
          <table:table-cell office:value-type="float" office:value="7.62513637317756" calcext:value-type="float">
            <text:p>7,62513637317756</text:p>
          </table:table-cell>
        </table:table-row>
        <table:table-row table:style-name="ro1">
          <table:table-cell office:value-type="float" office:value="1.83291081958533" calcext:value-type="float">
            <text:p>1,83291081958533</text:p>
          </table:table-cell>
          <table:table-cell office:value-type="float" office:value="7.10396452878033" calcext:value-type="float">
            <text:p>7,10396452878033</text:p>
          </table:table-cell>
        </table:table-row>
        <table:table-row table:style-name="ro1">
          <table:table-cell office:value-type="float" office:value="3.24545320739221" calcext:value-type="float">
            <text:p>3,24545320739221</text:p>
          </table:table-cell>
          <table:table-cell office:value-type="float" office:value="7.85769573784279" calcext:value-type="float">
            <text:p>7,85769573784279</text:p>
          </table:table-cell>
        </table:table-row>
        <table:table-row table:style-name="ro1">
          <table:table-cell office:value-type="float" office:value="-1.09245880785622" calcext:value-type="float">
            <text:p>-1,09245880785622</text:p>
          </table:table-cell>
          <table:table-cell office:value-type="float" office:value="8.37845628325232" calcext:value-type="float">
            <text:p>8,37845628325232</text:p>
          </table:table-cell>
        </table:table-row>
        <table:table-row table:style-name="ro1">
          <table:table-cell office:value-type="float" office:value="0.0137734398771066" calcext:value-type="float">
            <text:p>0,0137734398771066</text:p>
          </table:table-cell>
          <table:table-cell office:value-type="float" office:value="8.05439633064326" calcext:value-type="float">
            <text:p>8,05439633064326</text:p>
          </table:table-cell>
        </table:table-row>
        <table:table-row table:style-name="ro1">
          <table:table-cell office:value-type="float" office:value="-0.608345130063165" calcext:value-type="float">
            <text:p>-0,608345130063165</text:p>
          </table:table-cell>
          <table:table-cell office:value-type="float" office:value="8.18785964236585" calcext:value-type="float">
            <text:p>8,18785964236585</text:p>
          </table:table-cell>
        </table:table-row>
        <table:table-row table:style-name="ro1">
          <table:table-cell office:value-type="float" office:value="-0.862735267843044" calcext:value-type="float">
            <text:p>-0,862735267843044</text:p>
          </table:table-cell>
          <table:table-cell office:value-type="float" office:value="7.4631837010731" calcext:value-type="float">
            <text:p>7,4631837010731</text:p>
          </table:table-cell>
        </table:table-row>
        <table:table-row table:style-name="ro1">
          <table:table-cell office:value-type="float" office:value="-0.900262441623537" calcext:value-type="float">
            <text:p>-0,900262441623537</text:p>
          </table:table-cell>
          <table:table-cell office:value-type="float" office:value="7.22265882800429" calcext:value-type="float">
            <text:p>7,22265882800429</text:p>
          </table:table-cell>
        </table:table-row>
        <table:table-row table:style-name="ro1">
          <table:table-cell office:value-type="float" office:value="0.24662883630807" calcext:value-type="float">
            <text:p>0,24662883630807</text:p>
          </table:table-cell>
          <table:table-cell office:value-type="float" office:value="7.22274755844401" calcext:value-type="float">
            <text:p>7,22274755844401</text:p>
          </table:table-cell>
        </table:table-row>
        <table:table-row table:style-name="ro1">
          <table:table-cell office:value-type="float" office:value="2.95947657436718" calcext:value-type="float">
            <text:p>2,95947657436718</text:p>
          </table:table-cell>
          <table:table-cell office:value-type="float" office:value="7.01882349903008" calcext:value-type="float">
            <text:p>7,01882349903008</text:p>
          </table:table-cell>
        </table:table-row>
        <table:table-row table:style-name="ro1">
          <table:table-cell office:value-type="float" office:value="-0.903883028518976" calcext:value-type="float">
            <text:p>-0,903883028518976</text:p>
          </table:table-cell>
          <table:table-cell office:value-type="float" office:value="6.93559528499663" calcext:value-type="float">
            <text:p>6,93559528499663</text:p>
          </table:table-cell>
        </table:table-row>
        <table:table-row table:style-name="ro1">
          <table:table-cell office:value-type="float" office:value="2.55065907532686" calcext:value-type="float">
            <text:p>2,55065907532686</text:p>
          </table:table-cell>
          <table:table-cell office:value-type="float" office:value="7.56673566622074" calcext:value-type="float">
            <text:p>7,56673566622074</text:p>
          </table:table-cell>
        </table:table-row>
        <table:table-row table:style-name="ro1">
          <table:table-cell office:value-type="float" office:value="1.4492814891408" calcext:value-type="float">
            <text:p>1,4492814891408</text:p>
          </table:table-cell>
          <table:table-cell office:value-type="float" office:value="6.72640190491004" calcext:value-type="float">
            <text:p>6,72640190491004</text:p>
          </table:table-cell>
        </table:table-row>
        <table:table-row table:style-name="ro1">
          <table:table-cell office:value-type="float" office:value="0.145282836845575" calcext:value-type="float">
            <text:p>0,145282836845575</text:p>
          </table:table-cell>
          <table:table-cell office:value-type="float" office:value="8.05474483665065" calcext:value-type="float">
            <text:p>8,05474483665065</text:p>
          </table:table-cell>
        </table:table-row>
        <table:table-row table:style-name="ro1">
          <table:table-cell office:value-type="float" office:value="2.04202214771649" calcext:value-type="float">
            <text:p>2,04202214771649</text:p>
          </table:table-cell>
          <table:table-cell office:value-type="float" office:value="7.5355207414204" calcext:value-type="float">
            <text:p>7,5355207414204</text:p>
          </table:table-cell>
        </table:table-row>
        <table:table-row table:style-name="ro1">
          <table:table-cell office:value-type="float" office:value="1.7780112200139" calcext:value-type="float">
            <text:p>1,7780112200139</text:p>
          </table:table-cell>
          <table:table-cell office:value-type="float" office:value="6.4106413084818" calcext:value-type="float">
            <text:p>6,4106413084818</text:p>
          </table:table-cell>
        </table:table-row>
        <table:table-row table:style-name="ro1">
          <table:table-cell office:value-type="float" office:value="-0.615495270752742" calcext:value-type="float">
            <text:p>-0,615495270752742</text:p>
          </table:table-cell>
          <table:table-cell office:value-type="float" office:value="9.10200885369515" calcext:value-type="float">
            <text:p>9,10200885369515</text:p>
          </table:table-cell>
        </table:table-row>
        <table:table-row table:style-name="ro1">
          <table:table-cell office:value-type="float" office:value="2.13898061688478" calcext:value-type="float">
            <text:p>2,13898061688478</text:p>
          </table:table-cell>
          <table:table-cell office:value-type="float" office:value="8.18690975136547" calcext:value-type="float">
            <text:p>8,18690975136547</text:p>
          </table:table-cell>
        </table:table-row>
        <table:table-row table:style-name="ro1">
          <table:table-cell office:value-type="float" office:value="-0.844353294865385" calcext:value-type="float">
            <text:p>-0,844353294865385</text:p>
          </table:table-cell>
          <table:table-cell office:value-type="float" office:value="7.50638218676075" calcext:value-type="float">
            <text:p>7,50638218676075</text:p>
          </table:table-cell>
        </table:table-row>
        <table:table-row table:style-name="ro1">
          <table:table-cell office:value-type="float" office:value="1.29957048031189" calcext:value-type="float">
            <text:p>1,29957048031189</text:p>
          </table:table-cell>
          <table:table-cell office:value-type="float" office:value="7.64876291072779" calcext:value-type="float">
            <text:p>7,64876291072779</text:p>
          </table:table-cell>
        </table:table-row>
        <table:table-row table:style-name="ro1">
          <table:table-cell office:value-type="float" office:value="2.93679046033995" calcext:value-type="float">
            <text:p>2,93679046033995</text:p>
          </table:table-cell>
          <table:table-cell office:value-type="float" office:value="6.12666745088847" calcext:value-type="float">
            <text:p>6,12666745088847</text:p>
          </table:table-cell>
        </table:table-row>
        <table:table-row table:style-name="ro1">
          <table:table-cell office:value-type="float" office:value="-0.973411300519565" calcext:value-type="float">
            <text:p>-0,973411300519565</text:p>
          </table:table-cell>
          <table:table-cell office:value-type="float" office:value="8.07952821264175" calcext:value-type="float">
            <text:p>8,07952821264175</text:p>
          </table:table-cell>
        </table:table-row>
        <table:table-row table:style-name="ro1">
          <table:table-cell office:value-type="float" office:value="3.12957160532607" calcext:value-type="float">
            <text:p>3,12957160532607</text:p>
          </table:table-cell>
          <table:table-cell office:value-type="float" office:value="7.84847953098062" calcext:value-type="float">
            <text:p>7,84847953098062</text:p>
          </table:table-cell>
        </table:table-row>
        <table:table-row table:style-name="ro1">
          <table:table-cell office:value-type="float" office:value="-0.782355576610138" calcext:value-type="float">
            <text:p>-0,782355576610138</text:p>
          </table:table-cell>
          <table:table-cell office:value-type="float" office:value="8.48500781615748" calcext:value-type="float">
            <text:p>8,48500781615748</text:p>
          </table:table-cell>
        </table:table-row>
        <table:table-row table:style-name="ro1">
          <table:table-cell office:value-type="float" office:value="2.26852634458365" calcext:value-type="float">
            <text:p>2,26852634458365</text:p>
          </table:table-cell>
          <table:table-cell office:value-type="float" office:value="6.27404675312777" calcext:value-type="float">
            <text:p>6,27404675312777</text:p>
          </table:table-cell>
        </table:table-row>
        <table:table-row table:style-name="ro1">
          <table:table-cell office:value-type="float" office:value="2.79947675166912" calcext:value-type="float">
            <text:p>2,79947675166912</text:p>
          </table:table-cell>
          <table:table-cell office:value-type="float" office:value="7.18925554483726" calcext:value-type="float">
            <text:p>7,18925554483726</text:p>
          </table:table-cell>
        </table:table-row>
        <table:table-row table:style-name="ro1">
          <table:table-cell office:value-type="float" office:value="-0.327121250929461" calcext:value-type="float">
            <text:p>-0,327121250929461</text:p>
          </table:table-cell>
          <table:table-cell office:value-type="float" office:value="7.2375617394185" calcext:value-type="float">
            <text:p>7,2375617394185</text:p>
          </table:table-cell>
        </table:table-row>
        <table:table-row table:style-name="ro1">
          <table:table-cell office:value-type="float" office:value="1.96534222820933" calcext:value-type="float">
            <text:p>1,96534222820933</text:p>
          </table:table-cell>
          <table:table-cell office:value-type="float" office:value="8.19307811586335" calcext:value-type="float">
            <text:p>8,19307811586335</text:p>
          </table:table-cell>
        </table:table-row>
        <table:table-row table:style-name="ro1">
          <table:table-cell office:value-type="float" office:value="-0.768650912971127" calcext:value-type="float">
            <text:p>-0,768650912971127</text:p>
          </table:table-cell>
          <table:table-cell office:value-type="float" office:value="7.22270244590772" calcext:value-type="float">
            <text:p>7,22270244590772</text:p>
          </table:table-cell>
        </table:table-row>
        <table:table-row table:style-name="ro1">
          <table:table-cell office:value-type="float" office:value="2.2127871936296" calcext:value-type="float">
            <text:p>2,2127871936296</text:p>
          </table:table-cell>
          <table:table-cell office:value-type="float" office:value="7.58628824293921" calcext:value-type="float">
            <text:p>7,58628824293921</text:p>
          </table:table-cell>
        </table:table-row>
        <table:table-row table:style-name="ro1">
          <table:table-cell office:value-type="float" office:value="1.82000212018301" calcext:value-type="float">
            <text:p>1,82000212018301</text:p>
          </table:table-cell>
          <table:table-cell office:value-type="float" office:value="7.9100537040124" calcext:value-type="float">
            <text:p>7,9100537040124</text:p>
          </table:table-cell>
        </table:table-row>
        <table:table-row table:style-name="ro1">
          <table:table-cell office:value-type="float" office:value="0.740767463573581" calcext:value-type="float">
            <text:p>0,740767463573581</text:p>
          </table:table-cell>
          <table:table-cell office:value-type="float" office:value="8.27789877680871" calcext:value-type="float">
            <text:p>8,27789877680871</text:p>
          </table:table-cell>
        </table:table-row>
        <table:table-row table:style-name="ro1">
          <table:table-cell office:value-type="float" office:value="2.21914218206237" calcext:value-type="float">
            <text:p>2,21914218206237</text:p>
          </table:table-cell>
          <table:table-cell office:value-type="float" office:value="6.67618659968817" calcext:value-type="float">
            <text:p>6,67618659968817</text:p>
          </table:table-cell>
        </table:table-row>
        <table:table-row table:style-name="ro1">
          <table:table-cell office:value-type="float" office:value="1.81790171346456" calcext:value-type="float">
            <text:p>1,81790171346456</text:p>
          </table:table-cell>
          <table:table-cell office:value-type="float" office:value="6.99311147902686" calcext:value-type="float">
            <text:p>6,99311147902686</text:p>
          </table:table-cell>
        </table:table-row>
        <table:table-row table:style-name="ro1">
          <table:table-cell office:value-type="float" office:value="3.11700934801111" calcext:value-type="float">
            <text:p>3,11700934801111</text:p>
          </table:table-cell>
          <table:table-cell office:value-type="float" office:value="6.93574299811018" calcext:value-type="float">
            <text:p>6,93574299811018</text:p>
          </table:table-cell>
        </table:table-row>
        <table:table-row table:style-name="ro1">
          <table:table-cell office:value-type="float" office:value="-0.636377039648425" calcext:value-type="float">
            <text:p>-0,636377039648425</text:p>
          </table:table-cell>
          <table:table-cell office:value-type="float" office:value="8.65550278486902" calcext:value-type="float">
            <text:p>8,65550278486902</text:p>
          </table:table-cell>
        </table:table-row>
        <table:table-row table:style-name="ro1">
          <table:table-cell office:value-type="float" office:value="-0.857019733548411" calcext:value-type="float">
            <text:p>-0,857019733548411</text:p>
          </table:table-cell>
          <table:table-cell office:value-type="float" office:value="7.13529329557726" calcext:value-type="float">
            <text:p>7,13529329557726</text:p>
          </table:table-cell>
        </table:table-row>
        <table:table-row table:style-name="ro1">
          <table:table-cell office:value-type="float" office:value="3.42373753873398" calcext:value-type="float">
            <text:p>3,42373753873398</text:p>
          </table:table-cell>
          <table:table-cell office:value-type="float" office:value="7.64620783223212" calcext:value-type="float">
            <text:p>7,64620783223212</text:p>
          </table:table-cell>
        </table:table-row>
        <table:table-row table:style-name="ro1">
          <table:table-cell office:value-type="float" office:value="0.815542167670666" calcext:value-type="float">
            <text:p>0,815542167670666</text:p>
          </table:table-cell>
          <table:table-cell office:value-type="float" office:value="8.15525332231258" calcext:value-type="float">
            <text:p>8,15525332231258</text:p>
          </table:table-cell>
        </table:table-row>
        <table:table-row table:style-name="ro1">
          <table:table-cell office:value-type="float" office:value="-0.930634027344334" calcext:value-type="float">
            <text:p>-0,930634027344334</text:p>
          </table:table-cell>
          <table:table-cell office:value-type="float" office:value="8.97779777114133" calcext:value-type="float">
            <text:p>8,97779777114133</text:p>
          </table:table-cell>
        </table:table-row>
        <table:table-row table:style-name="ro1">
          <table:table-cell office:value-type="float" office:value="2.2382805532269" calcext:value-type="float">
            <text:p>2,2382805532269</text:p>
          </table:table-cell>
          <table:table-cell office:value-type="float" office:value="6.08972504971332" calcext:value-type="float">
            <text:p>6,08972504971332</text:p>
          </table:table-cell>
        </table:table-row>
        <table:table-row table:style-name="ro1">
          <table:table-cell office:value-type="float" office:value="0.147795670041642" calcext:value-type="float">
            <text:p>0,147795670041642</text:p>
          </table:table-cell>
          <table:table-cell office:value-type="float" office:value="8.25455359869312" calcext:value-type="float">
            <text:p>8,25455359869312</text:p>
          </table:table-cell>
        </table:table-row>
        <table:table-row table:style-name="ro1">
          <table:table-cell office:value-type="float" office:value="0.00404223566094908" calcext:value-type="float">
            <text:p>0,00404223566094908</text:p>
          </table:table-cell>
          <table:table-cell office:value-type="float" office:value="7.0610638993121" calcext:value-type="float">
            <text:p>7,0610638993121</text:p>
          </table:table-cell>
        </table:table-row>
        <table:table-row table:style-name="ro1">
          <table:table-cell office:value-type="float" office:value="2.48666317692097" calcext:value-type="float">
            <text:p>2,48666317692097</text:p>
          </table:table-cell>
          <table:table-cell office:value-type="float" office:value="7.99831223995273" calcext:value-type="float">
            <text:p>7,99831223995273</text:p>
          </table:table-cell>
        </table:table-row>
        <table:table-row table:style-name="ro1">
          <table:table-cell office:value-type="float" office:value="-0.672696382578591" calcext:value-type="float">
            <text:p>-0,672696382578591</text:p>
          </table:table-cell>
          <table:table-cell office:value-type="float" office:value="7.57700020180302" calcext:value-type="float">
            <text:p>7,57700020180302</text:p>
          </table:table-cell>
        </table:table-row>
        <table:table-row table:style-name="ro1">
          <table:table-cell office:value-type="float" office:value="-0.701077778185042" calcext:value-type="float">
            <text:p>-0,701077778185042</text:p>
          </table:table-cell>
          <table:table-cell office:value-type="float" office:value="8.04582599545632" calcext:value-type="float">
            <text:p>8,04582599545632</text:p>
          </table:table-cell>
        </table:table-row>
        <table:table-row table:style-name="ro1">
          <table:table-cell office:value-type="float" office:value="-1.62441033318046" calcext:value-type="float">
            <text:p>-1,62441033318046</text:p>
          </table:table-cell>
          <table:table-cell office:value-type="float" office:value="8.10422857533688" calcext:value-type="float">
            <text:p>8,10422857533688</text:p>
          </table:table-cell>
        </table:table-row>
        <table:table-row table:style-name="ro1">
          <table:table-cell office:value-type="float" office:value="-0.275787197747311" calcext:value-type="float">
            <text:p>-0,275787197747311</text:p>
          </table:table-cell>
          <table:table-cell office:value-type="float" office:value="7.13099062337527" calcext:value-type="float">
            <text:p>7,13099062337527</text:p>
          </table:table-cell>
        </table:table-row>
        <table:table-row table:style-name="ro1">
          <table:table-cell office:value-type="float" office:value="-0.22631683713996" calcext:value-type="float">
            <text:p>-0,22631683713996</text:p>
          </table:table-cell>
          <table:table-cell office:value-type="float" office:value="8.12324703492086" calcext:value-type="float">
            <text:p>8,12324703492086</text:p>
          </table:table-cell>
        </table:table-row>
        <table:table-row table:style-name="ro1">
          <table:table-cell office:value-type="float" office:value="2.03712703993476" calcext:value-type="float">
            <text:p>2,03712703993476</text:p>
          </table:table-cell>
          <table:table-cell office:value-type="float" office:value="7.09785268683276" calcext:value-type="float">
            <text:p>7,09785268683276</text:p>
          </table:table-cell>
        </table:table-row>
        <table:table-row table:style-name="ro1">
          <table:table-cell office:value-type="float" office:value="2.70952904663852" calcext:value-type="float">
            <text:p>2,70952904663852</text:p>
          </table:table-cell>
          <table:table-cell office:value-type="float" office:value="7.31874862735362" calcext:value-type="float">
            <text:p>7,31874862735362</text:p>
          </table:table-cell>
        </table:table-row>
        <table:table-row table:style-name="ro1">
          <table:table-cell office:value-type="float" office:value="-0.504257568270544" calcext:value-type="float">
            <text:p>-0,504257568270544</text:p>
          </table:table-cell>
          <table:table-cell office:value-type="float" office:value="6.84786435799854" calcext:value-type="float">
            <text:p>6,84786435799854</text:p>
          </table:table-cell>
        </table:table-row>
        <table:table-row table:style-name="ro1">
          <table:table-cell office:value-type="float" office:value="-1.03825255276656" calcext:value-type="float">
            <text:p>-1,03825255276656</text:p>
          </table:table-cell>
          <table:table-cell office:value-type="float" office:value="8.32745229758916" calcext:value-type="float">
            <text:p>8,32745229758916</text:p>
          </table:table-cell>
        </table:table-row>
        <table:table-row table:style-name="ro1">
          <table:table-cell office:value-type="float" office:value="1.62263664108641" calcext:value-type="float">
            <text:p>1,62263664108641</text:p>
          </table:table-cell>
          <table:table-cell office:value-type="float" office:value="6.59725732622608" calcext:value-type="float">
            <text:p>6,59725732622608</text:p>
          </table:table-cell>
        </table:table-row>
        <table:table-row table:style-name="ro1">
          <table:table-cell office:value-type="float" office:value="0.176569550998723" calcext:value-type="float">
            <text:p>0,176569550998723</text:p>
          </table:table-cell>
          <table:table-cell office:value-type="float" office:value="7.37502474759141" calcext:value-type="float">
            <text:p>7,37502474759141</text:p>
          </table:table-cell>
        </table:table-row>
        <table:table-row table:style-name="ro1">
          <table:table-cell office:value-type="float" office:value="1.51506212982086" calcext:value-type="float">
            <text:p>1,51506212982086</text:p>
          </table:table-cell>
          <table:table-cell office:value-type="float" office:value="6.81392406662227" calcext:value-type="float">
            <text:p>6,81392406662227</text:p>
          </table:table-cell>
        </table:table-row>
        <table:table-row table:style-name="ro1">
          <table:table-cell office:value-type="float" office:value="3.25115082389654" calcext:value-type="float">
            <text:p>3,25115082389654</text:p>
          </table:table-cell>
          <table:table-cell office:value-type="float" office:value="6.55366231427316" calcext:value-type="float">
            <text:p>6,55366231427316</text:p>
          </table:table-cell>
        </table:table-row>
        <table:table-row table:style-name="ro1">
          <table:table-cell office:value-type="float" office:value="3.05145365211501" calcext:value-type="float">
            <text:p>3,05145365211501</text:p>
          </table:table-cell>
          <table:table-cell office:value-type="float" office:value="6.243358566723" calcext:value-type="float">
            <text:p>6,243358566723</text:p>
          </table:table-cell>
        </table:table-row>
        <table:table-row table:style-name="ro1">
          <table:table-cell office:value-type="float" office:value="-1.65063748797177" calcext:value-type="float">
            <text:p>-1,65063748797177</text:p>
          </table:table-cell>
          <table:table-cell office:value-type="float" office:value="8.31180122915309" calcext:value-type="float">
            <text:p>8,31180122915309</text:p>
          </table:table-cell>
        </table:table-row>
        <table:table-row table:style-name="ro1">
          <table:table-cell office:value-type="float" office:value="-0.664627342061227" calcext:value-type="float">
            <text:p>-0,664627342061227</text:p>
          </table:table-cell>
          <table:table-cell office:value-type="float" office:value="8.91131987827977" calcext:value-type="float">
            <text:p>8,91131987827977</text:p>
          </table:table-cell>
        </table:table-row>
        <table:table-row table:style-name="ro1">
          <table:table-cell office:value-type="float" office:value="2.92803532682158" calcext:value-type="float">
            <text:p>2,92803532682158</text:p>
          </table:table-cell>
          <table:table-cell office:value-type="float" office:value="6.52444982499582" calcext:value-type="float">
            <text:p>6,52444982499582</text:p>
          </table:table-cell>
        </table:table-row>
        <table:table-row table:style-name="ro1">
          <table:table-cell office:value-type="float" office:value="0.0611582791600085" calcext:value-type="float">
            <text:p>0,0611582791600085</text:p>
          </table:table-cell>
          <table:table-cell office:value-type="float" office:value="7.64295125828684" calcext:value-type="float">
            <text:p>7,64295125828684</text:p>
          </table:table-cell>
        </table:table-row>
        <table:table-row table:style-name="ro1">
          <table:table-cell office:value-type="float" office:value="-1.25921025959463" calcext:value-type="float">
            <text:p>-1,25921025959463</text:p>
          </table:table-cell>
          <table:table-cell office:value-type="float" office:value="8.22823697093672" calcext:value-type="float">
            <text:p>8,22823697093672</text:p>
          </table:table-cell>
        </table:table-row>
        <table:table-row table:style-name="ro1">
          <table:table-cell office:value-type="float" office:value="0.836967141470985" calcext:value-type="float">
            <text:p>0,836967141470985</text:p>
          </table:table-cell>
          <table:table-cell office:value-type="float" office:value="7.86310995678257" calcext:value-type="float">
            <text:p>7,86310995678257</text:p>
          </table:table-cell>
        </table:table-row>
        <table:table-row table:style-name="ro1">
          <table:table-cell office:value-type="float" office:value="2.92485795569713" calcext:value-type="float">
            <text:p>2,92485795569713</text:p>
          </table:table-cell>
          <table:table-cell office:value-type="float" office:value="6.46814087029196" calcext:value-type="float">
            <text:p>6,46814087029196</text:p>
          </table:table-cell>
        </table:table-row>
        <table:table-row table:style-name="ro1">
          <table:table-cell office:value-type="float" office:value="2.88387866423786" calcext:value-type="float">
            <text:p>2,88387866423786</text:p>
          </table:table-cell>
          <table:table-cell office:value-type="float" office:value="6.3121509710722" calcext:value-type="float">
            <text:p>6,3121509710722</text:p>
          </table:table-cell>
        </table:table-row>
        <table:table-row table:style-name="ro1">
          <table:table-cell office:value-type="float" office:value="0.584567925510237" calcext:value-type="float">
            <text:p>0,584567925510237</text:p>
          </table:table-cell>
          <table:table-cell office:value-type="float" office:value="8.01002534533536" calcext:value-type="float">
            <text:p>8,01002534533536</text:p>
          </table:table-cell>
        </table:table-row>
        <table:table-row table:style-name="ro1">
          <table:table-cell office:value-type="float" office:value="-1.39812969451286" calcext:value-type="float">
            <text:p>-1,39812969451286</text:p>
          </table:table-cell>
          <table:table-cell office:value-type="float" office:value="7.89447343192706" calcext:value-type="float">
            <text:p>7,89447343192706</text:p>
          </table:table-cell>
        </table:table-row>
        <table:table-row table:style-name="ro1">
          <table:table-cell office:value-type="float" office:value="1.92086230980994" calcext:value-type="float">
            <text:p>1,92086230980994</text:p>
          </table:table-cell>
          <table:table-cell office:value-type="float" office:value="7.71844466068882" calcext:value-type="float">
            <text:p>7,71844466068882</text:p>
          </table:table-cell>
        </table:table-row>
        <table:table-row table:style-name="ro1">
          <table:table-cell office:value-type="float" office:value="-0.843782735349373" calcext:value-type="float">
            <text:p>-0,843782735349373</text:p>
          </table:table-cell>
          <table:table-cell office:value-type="float" office:value="8.37153166818032" calcext:value-type="float">
            <text:p>8,37153166818032</text:p>
          </table:table-cell>
        </table:table-row>
        <table:table-row table:style-name="ro1">
          <table:table-cell office:value-type="float" office:value="3.11298823730751" calcext:value-type="float">
            <text:p>3,11298823730751</text:p>
          </table:table-cell>
          <table:table-cell office:value-type="float" office:value="6.74331267823261" calcext:value-type="float">
            <text:p>6,74331267823261</text:p>
          </table:table-cell>
        </table:table-row>
        <table:table-row table:style-name="ro1">
          <table:table-cell office:value-type="float" office:value="-1.5188360033653" calcext:value-type="float">
            <text:p>-1,5188360033653</text:p>
          </table:table-cell>
          <table:table-cell office:value-type="float" office:value="7.81479580400438" calcext:value-type="float">
            <text:p>7,81479580400438</text:p>
          </table:table-cell>
        </table:table-row>
        <table:table-row table:style-name="ro1">
          <table:table-cell office:value-type="float" office:value="3.48166088275961" calcext:value-type="float">
            <text:p>3,48166088275961</text:p>
          </table:table-cell>
          <table:table-cell office:value-type="float" office:value="6.70663612050794" calcext:value-type="float">
            <text:p>6,70663612050794</text:p>
          </table:table-cell>
        </table:table-row>
        <table:table-row table:style-name="ro1">
          <table:table-cell office:value-type="float" office:value="1.25833160253983" calcext:value-type="float">
            <text:p>1,25833160253983</text:p>
          </table:table-cell>
          <table:table-cell office:value-type="float" office:value="7.00947350826275" calcext:value-type="float">
            <text:p>7,00947350826275</text:p>
          </table:table-cell>
        </table:table-row>
        <table:table-row table:style-name="ro1">
          <table:table-cell office:value-type="float" office:value="0.411093405393137" calcext:value-type="float">
            <text:p>0,411093405393137</text:p>
          </table:table-cell>
          <table:table-cell office:value-type="float" office:value="8.72151633800945" calcext:value-type="float">
            <text:p>8,72151633800945</text:p>
          </table:table-cell>
        </table:table-row>
        <table:table-row table:style-name="ro1">
          <table:table-cell office:value-type="float" office:value="1.54679165503006" calcext:value-type="float">
            <text:p>1,54679165503006</text:p>
          </table:table-cell>
          <table:table-cell office:value-type="float" office:value="7.60615803302135" calcext:value-type="float">
            <text:p>7,60615803302135</text:p>
          </table:table-cell>
        </table:table-row>
        <table:table-row table:style-name="ro1">
          <table:table-cell office:value-type="float" office:value="2.39067690290017" calcext:value-type="float">
            <text:p>2,39067690290017</text:p>
          </table:table-cell>
          <table:table-cell office:value-type="float" office:value="6.88863420873588" calcext:value-type="float">
            <text:p>6,88863420873588</text:p>
          </table:table-cell>
        </table:table-row>
        <table:table-row table:style-name="ro1">
          <table:table-cell office:value-type="float" office:value="2.50187382039082" calcext:value-type="float">
            <text:p>2,50187382039082</text:p>
          </table:table-cell>
          <table:table-cell office:value-type="float" office:value="8.16939583495118" calcext:value-type="float">
            <text:p>8,16939583495118</text:p>
          </table:table-cell>
        </table:table-row>
        <table:table-row table:style-name="ro1">
          <table:table-cell office:value-type="float" office:value="2.44748246864418" calcext:value-type="float">
            <text:p>2,44748246864418</text:p>
          </table:table-cell>
          <table:table-cell office:value-type="float" office:value="7.67642372233535" calcext:value-type="float">
            <text:p>7,67642372233535</text:p>
          </table:table-cell>
        </table:table-row>
        <table:table-row table:style-name="ro1">
          <table:table-cell office:value-type="float" office:value="3.43851901900296" calcext:value-type="float">
            <text:p>3,43851901900296</text:p>
          </table:table-cell>
          <table:table-cell office:value-type="float" office:value="6.68975337027471" calcext:value-type="float">
            <text:p>6,68975337027471</text:p>
          </table:table-cell>
        </table:table-row>
        <table:table-row table:style-name="ro1">
          <table:table-cell office:value-type="float" office:value="2.81530208790644" calcext:value-type="float">
            <text:p>2,81530208790644</text:p>
          </table:table-cell>
          <table:table-cell office:value-type="float" office:value="7.34945550033683" calcext:value-type="float">
            <text:p>7,34945550033683</text:p>
          </table:table-cell>
        </table:table-row>
        <table:table-row table:style-name="ro1">
          <table:table-cell office:value-type="float" office:value="2.16464563096896" calcext:value-type="float">
            <text:p>2,16464563096896</text:p>
          </table:table-cell>
          <table:table-cell office:value-type="float" office:value="7.69629301710509" calcext:value-type="float">
            <text:p>7,69629301710509</text:p>
          </table:table-cell>
        </table:table-row>
        <table:table-row table:style-name="ro1">
          <table:table-cell office:value-type="float" office:value="-0.840835301087371" calcext:value-type="float">
            <text:p>-0,840835301087371</text:p>
          </table:table-cell>
          <table:table-cell office:value-type="float" office:value="7.73008022517657" calcext:value-type="float">
            <text:p>7,73008022517657</text:p>
          </table:table-cell>
        </table:table-row>
        <table:table-row table:style-name="ro1">
          <table:table-cell office:value-type="float" office:value="0.173316985469223" calcext:value-type="float">
            <text:p>0,173316985469223</text:p>
          </table:table-cell>
          <table:table-cell office:value-type="float" office:value="8.25353856699804" calcext:value-type="float">
            <text:p>8,25353856699804</text:p>
          </table:table-cell>
        </table:table-row>
        <table:table-row table:style-name="ro1">
          <table:table-cell office:value-type="float" office:value="0.225674659589021" calcext:value-type="float">
            <text:p>0,225674659589021</text:p>
          </table:table-cell>
          <table:table-cell office:value-type="float" office:value="7.96021850258284" calcext:value-type="float">
            <text:p>7,96021850258284</text:p>
          </table:table-cell>
        </table:table-row>
        <table:table-row table:style-name="ro1">
          <table:table-cell office:value-type="float" office:value="1.20835751606406" calcext:value-type="float">
            <text:p>1,20835751606406</text:p>
          </table:table-cell>
          <table:table-cell office:value-type="float" office:value="7.37924551261294" calcext:value-type="float">
            <text:p>7,37924551261294</text:p>
          </table:table-cell>
        </table:table-row>
        <table:table-row table:style-name="ro1">
          <table:table-cell office:value-type="float" office:value="-0.20194519763317" calcext:value-type="float">
            <text:p>-0,20194519763317</text:p>
          </table:table-cell>
          <table:table-cell office:value-type="float" office:value="9.06402266354355" calcext:value-type="float">
            <text:p>9,06402266354355</text:p>
          </table:table-cell>
        </table:table-row>
        <table:table-row table:style-name="ro1">
          <table:table-cell office:value-type="float" office:value="0.698827159745404" calcext:value-type="float">
            <text:p>0,698827159745404</text:p>
          </table:table-cell>
          <table:table-cell office:value-type="float" office:value="8.41523579915281" calcext:value-type="float">
            <text:p>8,41523579915281</text:p>
          </table:table-cell>
        </table:table-row>
        <table:table-row table:style-name="ro1">
          <table:table-cell office:value-type="float" office:value="1.97702956180894" calcext:value-type="float">
            <text:p>1,97702956180894</text:p>
          </table:table-cell>
          <table:table-cell office:value-type="float" office:value="7.97310097544483" calcext:value-type="float">
            <text:p>7,97310097544483</text:p>
          </table:table-cell>
        </table:table-row>
        <table:table-row table:style-name="ro1">
          <table:table-cell office:value-type="float" office:value="0.91504197950565" calcext:value-type="float">
            <text:p>0,91504197950565</text:p>
          </table:table-cell>
          <table:table-cell office:value-type="float" office:value="7.87609192891055" calcext:value-type="float">
            <text:p>7,87609192891055</text:p>
          </table:table-cell>
        </table:table-row>
        <table:table-row table:style-name="ro1">
          <table:table-cell office:value-type="float" office:value="-0.503342627205473" calcext:value-type="float">
            <text:p>-0,503342627205473</text:p>
          </table:table-cell>
          <table:table-cell office:value-type="float" office:value="7.51814411784575" calcext:value-type="float">
            <text:p>7,518144117845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9T12:26:06.768000000</meta:creation-date>
    <meta:generator>LibreOffice/24.8.5.2$Windows_X86_64 LibreOffice_project/fddf2685c70b461e7832239a0162a77216259f22</meta:generator>
    <dc:date>2025-04-19T12:29:30.349000000</dc:date>
    <meta:editing-duration>PT3M23S</meta:editing-duration>
    <meta:editing-cycles>1</meta:editing-cycles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99cm" svg:height="19.256cm" xlink:href=".." xlink:type="simple" chart:class="chart:scatter" chart:style-name="ch1">
        <chart:legend chart:legend-position="end" svg:x="21.536cm" svg:y="9.329cm" style:legend-expansion="high" chart:style-name="ch2"/>
        <chart:plot-area chart:style-name="ch3" table:cell-range-address="Лист1.A1:Лист1.B100" svg:x="0.479cm" svg:y="0.385cm" svg:width="20.578cm" svg:height="18.486cm">
          <chart:coordinate-region svg:x="0.632cm" svg:y="0.584cm" svg:width="20.328cm" svg:height="17.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1:Лист1.B100" chart:class="chart:scatter">
            <chart:domain table:cell-range-address="Лист1.A1:Лист1.A100"/>
            <chart:data-point chart:repeated="94"/>
            <chart:data-point chart:style-name="ch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6412423513294">
                <text:p>2.46412423513294</text:p>
                <draw:g>
                  <svg:desc>Лист1.A1:Лист1.A100</svg:desc>
                </draw:g>
              </table:table-cell>
              <table:table-cell office:value-type="float" office:value="7.33416289853895">
                <text:p>7.33416289853895</text:p>
                <draw:g>
                  <svg:desc>Лист1.B1:Лист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11455485771579">
                <text:p>-0.411455485771579</text:p>
              </table:table-cell>
              <table:table-cell office:value-type="float" office:value="8.67471402759837">
                <text:p>8.67471402759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7836345822495">
                <text:p>3.27836345822495</text:p>
              </table:table-cell>
              <table:table-cell office:value-type="float" office:value="7.81661225891869">
                <text:p>7.81661225891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50605658279876">
                <text:p>-1.50605658279876</text:p>
              </table:table-cell>
              <table:table-cell office:value-type="float" office:value="8.31541178278249">
                <text:p>8.31541178278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8470666354528">
                <text:p>0.378470666354528</text:p>
              </table:table-cell>
              <table:table-cell office:value-type="float" office:value="7.45695700807939">
                <text:p>7.456957008079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554830468846">
                <text:p>2.0554830468846</text:p>
              </table:table-cell>
              <table:table-cell office:value-type="float" office:value="7.20137885320055">
                <text:p>7.20137885320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2032733256521">
                <text:p>-0.32032733256521</text:p>
              </table:table-cell>
              <table:table-cell office:value-type="float" office:value="7.21617824181149">
                <text:p>7.21617824181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3872948106276">
                <text:p>1.93872948106276</text:p>
              </table:table-cell>
              <table:table-cell office:value-type="float" office:value="6.73728392548016">
                <text:p>6.73728392548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4801830073599">
                <text:p>2.44801830073599</text:p>
              </table:table-cell>
              <table:table-cell office:value-type="float" office:value="7.28361770310959">
                <text:p>7.283617703109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9446450117707">
                <text:p>1.59446450117707</text:p>
              </table:table-cell>
              <table:table-cell office:value-type="float" office:value="7.62513637317756">
                <text:p>7.62513637317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3291081958533">
                <text:p>1.83291081958533</text:p>
              </table:table-cell>
              <table:table-cell office:value-type="float" office:value="7.10396452878033">
                <text:p>7.103964528780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4545320739221">
                <text:p>3.24545320739221</text:p>
              </table:table-cell>
              <table:table-cell office:value-type="float" office:value="7.85769573784279">
                <text:p>7.857695737842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09245880785622">
                <text:p>-1.09245880785622</text:p>
              </table:table-cell>
              <table:table-cell office:value-type="float" office:value="8.37845628325232">
                <text:p>8.378456283252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7734398771066">
                <text:p>0.0137734398771066</text:p>
              </table:table-cell>
              <table:table-cell office:value-type="float" office:value="8.05439633064326">
                <text:p>8.054396330643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08345130063165">
                <text:p>-0.608345130063165</text:p>
              </table:table-cell>
              <table:table-cell office:value-type="float" office:value="8.18785964236585">
                <text:p>8.187859642365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62735267843044">
                <text:p>-0.862735267843044</text:p>
              </table:table-cell>
              <table:table-cell office:value-type="float" office:value="7.4631837010731">
                <text:p>7.46318370107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00262441623537">
                <text:p>-0.900262441623537</text:p>
              </table:table-cell>
              <table:table-cell office:value-type="float" office:value="7.22265882800429">
                <text:p>7.22265882800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662883630807">
                <text:p>0.24662883630807</text:p>
              </table:table-cell>
              <table:table-cell office:value-type="float" office:value="7.22274755844401">
                <text:p>7.222747558444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5947657436718">
                <text:p>2.95947657436718</text:p>
              </table:table-cell>
              <table:table-cell office:value-type="float" office:value="7.01882349903008">
                <text:p>7.01882349903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03883028518976">
                <text:p>-0.903883028518976</text:p>
              </table:table-cell>
              <table:table-cell office:value-type="float" office:value="6.93559528499663">
                <text:p>6.935595284996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5065907532686">
                <text:p>2.55065907532686</text:p>
              </table:table-cell>
              <table:table-cell office:value-type="float" office:value="7.56673566622074">
                <text:p>7.56673566622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492814891408">
                <text:p>1.4492814891408</text:p>
              </table:table-cell>
              <table:table-cell office:value-type="float" office:value="6.72640190491004">
                <text:p>6.726401904910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5282836845575">
                <text:p>0.145282836845575</text:p>
              </table:table-cell>
              <table:table-cell office:value-type="float" office:value="8.05474483665065">
                <text:p>8.054744836650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4202214771649">
                <text:p>2.04202214771649</text:p>
              </table:table-cell>
              <table:table-cell office:value-type="float" office:value="7.5355207414204">
                <text:p>7.53552074142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780112200139">
                <text:p>1.7780112200139</text:p>
              </table:table-cell>
              <table:table-cell office:value-type="float" office:value="6.4106413084818">
                <text:p>6.41064130848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615495270752742">
                <text:p>-0.615495270752742</text:p>
              </table:table-cell>
              <table:table-cell office:value-type="float" office:value="9.10200885369515">
                <text:p>9.102008853695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3898061688478">
                <text:p>2.13898061688478</text:p>
              </table:table-cell>
              <table:table-cell office:value-type="float" office:value="8.18690975136547">
                <text:p>8.186909751365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844353294865385">
                <text:p>-0.844353294865385</text:p>
              </table:table-cell>
              <table:table-cell office:value-type="float" office:value="7.50638218676075">
                <text:p>7.50638218676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9957048031189">
                <text:p>1.29957048031189</text:p>
              </table:table-cell>
              <table:table-cell office:value-type="float" office:value="7.64876291072779">
                <text:p>7.648762910727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3679046033995">
                <text:p>2.93679046033995</text:p>
              </table:table-cell>
              <table:table-cell office:value-type="float" office:value="6.12666745088847">
                <text:p>6.126667450888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973411300519565">
                <text:p>-0.973411300519565</text:p>
              </table:table-cell>
              <table:table-cell office:value-type="float" office:value="8.07952821264175">
                <text:p>8.079528212641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957160532607">
                <text:p>3.12957160532607</text:p>
              </table:table-cell>
              <table:table-cell office:value-type="float" office:value="7.84847953098062">
                <text:p>7.848479530980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782355576610138">
                <text:p>-0.782355576610138</text:p>
              </table:table-cell>
              <table:table-cell office:value-type="float" office:value="8.48500781615748">
                <text:p>8.48500781615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6852634458365">
                <text:p>2.26852634458365</text:p>
              </table:table-cell>
              <table:table-cell office:value-type="float" office:value="6.27404675312777">
                <text:p>6.274046753127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9947675166912">
                <text:p>2.79947675166912</text:p>
              </table:table-cell>
              <table:table-cell office:value-type="float" office:value="7.18925554483726">
                <text:p>7.189255544837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27121250929461">
                <text:p>-0.327121250929461</text:p>
              </table:table-cell>
              <table:table-cell office:value-type="float" office:value="7.2375617394185">
                <text:p>7.2375617394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6534222820933">
                <text:p>1.96534222820933</text:p>
              </table:table-cell>
              <table:table-cell office:value-type="float" office:value="8.19307811586335">
                <text:p>8.193078115863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768650912971127">
                <text:p>-0.768650912971127</text:p>
              </table:table-cell>
              <table:table-cell office:value-type="float" office:value="7.22270244590772">
                <text:p>7.222702445907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127871936296">
                <text:p>2.2127871936296</text:p>
              </table:table-cell>
              <table:table-cell office:value-type="float" office:value="7.58628824293921">
                <text:p>7.586288242939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2000212018301">
                <text:p>1.82000212018301</text:p>
              </table:table-cell>
              <table:table-cell office:value-type="float" office:value="7.9100537040124">
                <text:p>7.91005370401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40767463573581">
                <text:p>0.740767463573581</text:p>
              </table:table-cell>
              <table:table-cell office:value-type="float" office:value="8.27789877680871">
                <text:p>8.277898776808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1914218206237">
                <text:p>2.21914218206237</text:p>
              </table:table-cell>
              <table:table-cell office:value-type="float" office:value="6.67618659968817">
                <text:p>6.676186599688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1790171346456">
                <text:p>1.81790171346456</text:p>
              </table:table-cell>
              <table:table-cell office:value-type="float" office:value="6.99311147902686">
                <text:p>6.993111479026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1700934801111">
                <text:p>3.11700934801111</text:p>
              </table:table-cell>
              <table:table-cell office:value-type="float" office:value="6.93574299811018">
                <text:p>6.935742998110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36377039648425">
                <text:p>-0.636377039648425</text:p>
              </table:table-cell>
              <table:table-cell office:value-type="float" office:value="8.65550278486902">
                <text:p>8.65550278486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857019733548411">
                <text:p>-0.857019733548411</text:p>
              </table:table-cell>
              <table:table-cell office:value-type="float" office:value="7.13529329557726">
                <text:p>7.135293295577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42373753873398">
                <text:p>3.42373753873398</text:p>
              </table:table-cell>
              <table:table-cell office:value-type="float" office:value="7.64620783223212">
                <text:p>7.646207832232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15542167670666">
                <text:p>0.815542167670666</text:p>
              </table:table-cell>
              <table:table-cell office:value-type="float" office:value="8.15525332231258">
                <text:p>8.155253322312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930634027344334">
                <text:p>-0.930634027344334</text:p>
              </table:table-cell>
              <table:table-cell office:value-type="float" office:value="8.97779777114133">
                <text:p>8.977797771141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2382805532269">
                <text:p>2.2382805532269</text:p>
              </table:table-cell>
              <table:table-cell office:value-type="float" office:value="6.08972504971332">
                <text:p>6.089725049713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7795670041642">
                <text:p>0.147795670041642</text:p>
              </table:table-cell>
              <table:table-cell office:value-type="float" office:value="8.25455359869312">
                <text:p>8.25455359869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404223566094908">
                <text:p>0.00404223566094908</text:p>
              </table:table-cell>
              <table:table-cell office:value-type="float" office:value="7.0610638993121">
                <text:p>7.06106389931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48666317692097">
                <text:p>2.48666317692097</text:p>
              </table:table-cell>
              <table:table-cell office:value-type="float" office:value="7.99831223995273">
                <text:p>7.998312239952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672696382578591">
                <text:p>-0.672696382578591</text:p>
              </table:table-cell>
              <table:table-cell office:value-type="float" office:value="7.57700020180302">
                <text:p>7.577000201803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701077778185042">
                <text:p>-0.701077778185042</text:p>
              </table:table-cell>
              <table:table-cell office:value-type="float" office:value="8.04582599545632">
                <text:p>8.045825995456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62441033318046">
                <text:p>-1.62441033318046</text:p>
              </table:table-cell>
              <table:table-cell office:value-type="float" office:value="8.10422857533688">
                <text:p>8.104228575336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275787197747311">
                <text:p>-0.275787197747311</text:p>
              </table:table-cell>
              <table:table-cell office:value-type="float" office:value="7.13099062337527">
                <text:p>7.130990623375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2631683713996">
                <text:p>-0.22631683713996</text:p>
              </table:table-cell>
              <table:table-cell office:value-type="float" office:value="8.12324703492086">
                <text:p>8.123247034920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3712703993476">
                <text:p>2.03712703993476</text:p>
              </table:table-cell>
              <table:table-cell office:value-type="float" office:value="7.09785268683276">
                <text:p>7.097852686832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70952904663852">
                <text:p>2.70952904663852</text:p>
              </table:table-cell>
              <table:table-cell office:value-type="float" office:value="7.31874862735362">
                <text:p>7.318748627353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04257568270544">
                <text:p>-0.504257568270544</text:p>
              </table:table-cell>
              <table:table-cell office:value-type="float" office:value="6.84786435799854">
                <text:p>6.847864357998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03825255276656">
                <text:p>-1.03825255276656</text:p>
              </table:table-cell>
              <table:table-cell office:value-type="float" office:value="8.32745229758916">
                <text:p>8.327452297589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62263664108641">
                <text:p>1.62263664108641</text:p>
              </table:table-cell>
              <table:table-cell office:value-type="float" office:value="6.59725732622608">
                <text:p>6.597257326226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76569550998723">
                <text:p>0.176569550998723</text:p>
              </table:table-cell>
              <table:table-cell office:value-type="float" office:value="7.37502474759141">
                <text:p>7.375024747591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1506212982086">
                <text:p>1.51506212982086</text:p>
              </table:table-cell>
              <table:table-cell office:value-type="float" office:value="6.81392406662227">
                <text:p>6.813924066622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115082389654">
                <text:p>3.25115082389654</text:p>
              </table:table-cell>
              <table:table-cell office:value-type="float" office:value="6.55366231427316">
                <text:p>6.553662314273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5145365211501">
                <text:p>3.05145365211501</text:p>
              </table:table-cell>
              <table:table-cell office:value-type="float" office:value="6.243358566723">
                <text:p>6.243358566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65063748797177">
                <text:p>-1.65063748797177</text:p>
              </table:table-cell>
              <table:table-cell office:value-type="float" office:value="8.31180122915309">
                <text:p>8.311801229153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664627342061227">
                <text:p>-0.664627342061227</text:p>
              </table:table-cell>
              <table:table-cell office:value-type="float" office:value="8.91131987827977">
                <text:p>8.911319878279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92803532682158">
                <text:p>2.92803532682158</text:p>
              </table:table-cell>
              <table:table-cell office:value-type="float" office:value="6.52444982499582">
                <text:p>6.524449824995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11582791600085">
                <text:p>0.0611582791600085</text:p>
              </table:table-cell>
              <table:table-cell office:value-type="float" office:value="7.64295125828684">
                <text:p>7.642951258286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25921025959463">
                <text:p>-1.25921025959463</text:p>
              </table:table-cell>
              <table:table-cell office:value-type="float" office:value="8.22823697093672">
                <text:p>8.228236970936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36967141470985">
                <text:p>0.836967141470985</text:p>
              </table:table-cell>
              <table:table-cell office:value-type="float" office:value="7.86310995678257">
                <text:p>7.863109956782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2485795569713">
                <text:p>2.92485795569713</text:p>
              </table:table-cell>
              <table:table-cell office:value-type="float" office:value="6.46814087029196">
                <text:p>6.468140870291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88387866423786">
                <text:p>2.88387866423786</text:p>
              </table:table-cell>
              <table:table-cell office:value-type="float" office:value="6.3121509710722">
                <text:p>6.31215097107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84567925510237">
                <text:p>0.584567925510237</text:p>
              </table:table-cell>
              <table:table-cell office:value-type="float" office:value="8.01002534533536">
                <text:p>8.010025345335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39812969451286">
                <text:p>-1.39812969451286</text:p>
              </table:table-cell>
              <table:table-cell office:value-type="float" office:value="7.89447343192706">
                <text:p>7.894473431927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2086230980994">
                <text:p>1.92086230980994</text:p>
              </table:table-cell>
              <table:table-cell office:value-type="float" office:value="7.71844466068882">
                <text:p>7.718444660688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843782735349373">
                <text:p>-0.843782735349373</text:p>
              </table:table-cell>
              <table:table-cell office:value-type="float" office:value="8.37153166818032">
                <text:p>8.371531668180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1298823730751">
                <text:p>3.11298823730751</text:p>
              </table:table-cell>
              <table:table-cell office:value-type="float" office:value="6.74331267823261">
                <text:p>6.743312678232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5188360033653">
                <text:p>-1.5188360033653</text:p>
              </table:table-cell>
              <table:table-cell office:value-type="float" office:value="7.81479580400438">
                <text:p>7.814795804004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48166088275961">
                <text:p>3.48166088275961</text:p>
              </table:table-cell>
              <table:table-cell office:value-type="float" office:value="6.70663612050794">
                <text:p>6.706636120507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5833160253983">
                <text:p>1.25833160253983</text:p>
              </table:table-cell>
              <table:table-cell office:value-type="float" office:value="7.00947350826275">
                <text:p>7.009473508262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1093405393137">
                <text:p>0.411093405393137</text:p>
              </table:table-cell>
              <table:table-cell office:value-type="float" office:value="8.72151633800945">
                <text:p>8.721516338009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4679165503006">
                <text:p>1.54679165503006</text:p>
              </table:table-cell>
              <table:table-cell office:value-type="float" office:value="7.60615803302135">
                <text:p>7.606158033021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39067690290017">
                <text:p>2.39067690290017</text:p>
              </table:table-cell>
              <table:table-cell office:value-type="float" office:value="6.88863420873588">
                <text:p>6.888634208735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50187382039082">
                <text:p>2.50187382039082</text:p>
              </table:table-cell>
              <table:table-cell office:value-type="float" office:value="8.16939583495118">
                <text:p>8.169395834951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44748246864418">
                <text:p>2.44748246864418</text:p>
              </table:table-cell>
              <table:table-cell office:value-type="float" office:value="7.67642372233535">
                <text:p>7.676423722335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43851901900296">
                <text:p>3.43851901900296</text:p>
              </table:table-cell>
              <table:table-cell office:value-type="float" office:value="6.68975337027471">
                <text:p>6.689753370274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81530208790644">
                <text:p>2.81530208790644</text:p>
              </table:table-cell>
              <table:table-cell office:value-type="float" office:value="7.34945550033683">
                <text:p>7.349455500336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16464563096896">
                <text:p>2.16464563096896</text:p>
              </table:table-cell>
              <table:table-cell office:value-type="float" office:value="7.69629301710509">
                <text:p>7.696293017105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840835301087371">
                <text:p>-0.840835301087371</text:p>
              </table:table-cell>
              <table:table-cell office:value-type="float" office:value="7.73008022517657">
                <text:p>7.730080225176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73316985469223">
                <text:p>0.173316985469223</text:p>
              </table:table-cell>
              <table:table-cell office:value-type="float" office:value="8.25353856699804">
                <text:p>8.253538566998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25674659589021">
                <text:p>0.225674659589021</text:p>
              </table:table-cell>
              <table:table-cell office:value-type="float" office:value="7.96021850258284">
                <text:p>7.960218502582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0835751606406">
                <text:p>1.20835751606406</text:p>
              </table:table-cell>
              <table:table-cell office:value-type="float" office:value="7.37924551261294">
                <text:p>7.379245512612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20194519763317">
                <text:p>-0.20194519763317</text:p>
              </table:table-cell>
              <table:table-cell office:value-type="float" office:value="9.06402266354355">
                <text:p>9.064022663543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98827159745404">
                <text:p>0.698827159745404</text:p>
              </table:table-cell>
              <table:table-cell office:value-type="float" office:value="8.41523579915281">
                <text:p>8.415235799152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7702956180894">
                <text:p>1.97702956180894</text:p>
              </table:table-cell>
              <table:table-cell office:value-type="float" office:value="7.97310097544483">
                <text:p>7.973100975444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1504197950565">
                <text:p>0.91504197950565</text:p>
              </table:table-cell>
              <table:table-cell office:value-type="float" office:value="7.87609192891055">
                <text:p>7.876091928910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503342627205473">
                <text:p>-0.503342627205473</text:p>
              </table:table-cell>
              <table:table-cell office:value-type="float" office:value="7.51814411784575">
                <text:p>7.518144117845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